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e7f" officeooo:paragraph-rsid="001dbe7f"/>
    </style:style>
    <style:style style:name="P2" style:family="paragraph" style:parent-style-name="Standard">
      <style:text-properties officeooo:rsid="001dbe7f" officeooo:paragraph-rsid="0020c76e"/>
    </style:style>
    <style:style style:name="P3" style:family="paragraph" style:parent-style-name="Standard">
      <style:paragraph-properties fo:text-align="center" style:justify-single-word="false"/>
      <style:text-properties officeooo:rsid="001dbe7f" officeooo:paragraph-rsid="0020c76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0c76e" officeooo:paragraph-rsid="0020c76e"/>
    </style:style>
    <style:style style:name="T1" style:family="text">
      <style:text-properties officeooo:rsid="001efd7d"/>
    </style:style>
    <style:style style:name="T2" style:family="text">
      <style:text-properties officeooo:rsid="00208bed"/>
    </style:style>
    <style:style style:name="T3" style:family="text">
      <style:text-properties officeooo:rsid="0020c7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there!</text:p>
      <text:p text:style-name="P1">My name is Gitu Mbugua – <text:span text:style-name="T3">a 19 year-old </text:span>student living in Nairobi, Kenya. Take a look around to learn more about me. Welcome!</text:p>
      <text:p text:style-name="P1"/>
      <text:p text:style-name="P3">..<text:span text:style-name="T3">about me</text:span></text:p>
      <text:p text:style-name="P2"><text:span text:style-name="T1">I grew up in Nairobi where I also live today. I completed high school in 2016 and am currently in a developing school learning how to code! </text:span></text:p>
      <text:p text:style-name="P2"><text:tab/><text:span text:style-name="T2">I’m taking these classes so I can discover myself and what I want to do as a career. Much of wha I know until now is self taught, but I hope to achieve great things with what I will learn at Moringa School.</text:span></text:p>
      <text:p text:style-name="P2"/>
      <text:p text:style-name="P3"><text:span text:style-name="T2">..more about me </text:span></text:p>
      <text:list xml:id="list6176025184612374830" text:style-name="L1">
        <text:list-item>
          <text:p text:style-name="P4">Musician</text:p>
        </text:list-item>
        <text:list-item>
          <text:p text:style-name="P4">Artist</text:p>
        </text:list-item>
        <text:list-item>
          <text:p text:style-name="P4">Thinker </text:p>
        </text:list-item>
        <text:list-item>
          <text:p text:style-name="P4">Sportsma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7:56:57.112711761</meta:creation-date>
    <dc:date>2017-05-26T11:10:33.474891179</dc:date>
    <meta:editing-duration>PT46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08" meta:character-count="544" meta:non-whitespace-character-count="445"/>
  </office:meta>
</office:document-meta>
</file>